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8ec" officeooo:paragraph-rsid="0010b8ec"/>
    </style:style>
    <style:style style:name="P2" style:family="paragraph" style:parent-style-name="Standard">
      <style:text-properties style:font-name="Linux Libertine O" officeooo:rsid="002339d0" officeooo:paragraph-rsid="002339d0"/>
    </style:style>
    <style:style style:name="P3" style:family="paragraph" style:parent-style-name="Standard">
      <style:text-properties style:font-name="Linux Libertine O" officeooo:rsid="0024d0ba" officeooo:paragraph-rsid="0024d0ba"/>
    </style:style>
    <style:style style:name="P4" style:family="paragraph" style:parent-style-name="Standard">
      <style:text-properties style:font-name="Linux Libertine O" officeooo:rsid="0024d0ba" officeooo:paragraph-rsid="00268797"/>
    </style:style>
    <style:style style:name="P5" style:family="paragraph" style:parent-style-name="Standard">
      <style:text-properties style:font-name="Linux Libertine O" officeooo:rsid="00268797" officeooo:paragraph-rsid="00268797"/>
    </style:style>
    <style:style style:name="P6" style:family="paragraph" style:parent-style-name="Standard">
      <style:text-properties style:font-name="Linux Libertine O" officeooo:rsid="00268797" officeooo:paragraph-rsid="0027af4e"/>
    </style:style>
    <style:style style:name="P7" style:family="paragraph" style:parent-style-name="Standard">
      <style:text-properties style:font-name="Linux Libertine O" officeooo:rsid="0027af4e" officeooo:paragraph-rsid="0027af4e"/>
    </style:style>
    <style:style style:name="P8" style:family="paragraph" style:parent-style-name="Standard">
      <style:text-properties officeooo:rsid="002339d0" officeooo:paragraph-rsid="002339d0"/>
    </style:style>
    <style:style style:name="P9" style:family="paragraph" style:parent-style-name="Standard">
      <style:text-properties officeooo:paragraph-rsid="002339d0"/>
    </style:style>
    <style:style style:name="P10" style:family="paragraph" style:parent-style-name="Standard">
      <style:text-properties officeooo:rsid="0024d0ba" officeooo:paragraph-rsid="0024d0ba"/>
    </style:style>
    <style:style style:name="P11" style:family="paragraph" style:parent-style-name="Standard">
      <style:text-properties officeooo:paragraph-rsid="00268797"/>
    </style:style>
    <style:style style:name="P12" style:family="paragraph" style:parent-style-name="Standard">
      <style:text-properties officeooo:paragraph-rsid="0027af4e"/>
    </style:style>
    <style:style style:name="P13" style:family="paragraph" style:parent-style-name="Standard">
      <style:text-properties style:font-name="Linux Libertine O" officeooo:rsid="002339d0" officeooo:paragraph-rsid="002339d0"/>
    </style:style>
    <style:style style:name="P14" style:family="paragraph" style:parent-style-name="Standard">
      <style:text-properties style:font-name="Linux Libertine O" officeooo:rsid="002339d0" officeooo:paragraph-rsid="0010b8ec"/>
    </style:style>
    <style:style style:name="P15" style:family="paragraph" style:parent-style-name="Standard">
      <style:text-properties style:font-name="Linux Libertine O" officeooo:rsid="0024d0ba" officeooo:paragraph-rsid="0010b024"/>
    </style:style>
    <style:style style:name="P16" style:family="paragraph" style:parent-style-name="Standard">
      <style:text-properties style:font-name="Linux Libertine O" officeooo:rsid="0010b024" officeooo:paragraph-rsid="0010b024"/>
    </style:style>
    <style:style style:name="P17" style:family="paragraph" style:parent-style-name="Standard">
      <style:text-properties officeooo:paragraph-rsid="0024d0ba"/>
    </style:style>
    <style:style style:name="P18" style:family="paragraph" style:parent-style-name="Standard">
      <style:text-properties officeooo:paragraph-rsid="00268797"/>
    </style:style>
    <style:style style:name="P19" style:family="paragraph" style:parent-style-name="Heading_20_1">
      <style:text-properties fo:color="#004586" style:font-name="Linux Libertine O" fo:font-size="18.2000007629395pt" fo:font-weight="bold" officeooo:rsid="002339d0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" style:family="text">
      <style:text-properties style:font-name="Linux Libertine O"/>
    </style:style>
    <style:style style:name="T2" style:family="text">
      <style:text-properties style:font-name="Linux Libertine O" officeooo:rsid="0010b024"/>
    </style:style>
    <style:style style:name="T3" style:family="text">
      <style:text-properties style:font-name="Linux Libertine O" officeooo:rsid="002339d0"/>
    </style:style>
    <style:style style:name="T4" style:family="text">
      <style:text-properties style:font-name="Linux Libertine O" officeooo:rsid="0024d0ba"/>
    </style:style>
    <style:style style:name="T5" style:family="text">
      <style:text-properties style:font-name="Linux Libertine O" officeooo:rsid="00268797"/>
    </style:style>
    <style:style style:name="T6" style:family="text">
      <style:text-properties style:font-name="Linux Libertine O" officeooo:rsid="0027af4e"/>
    </style:style>
    <style:style style:name="T7" style:family="text">
      <style:text-properties style:font-name="Linux Libertine O" officeooo:rsid="0028466d"/>
    </style:style>
    <style:style style:name="T8" style:family="text">
      <style:text-properties style:font-name="Linux Libertine O" officeooo:rsid="0029327b"/>
    </style:style>
    <style:style style:name="T9" style:family="text">
      <style:text-properties style:font-name="Linux Libertine O" officeooo:rsid="0029ed8b"/>
    </style:style>
    <style:style style:name="T10" style:family="text">
      <style:text-properties style:font-name="Linux Libertine O" officeooo:rsid="002ad60c"/>
    </style:style>
    <style:style style:name="T11" style:family="text">
      <style:text-properties fo:color="#3465a4" style:font-name="Linux Libertine O" fo:font-weight="bold" style:font-weight-asian="bold" style:font-weight-complex="bold"/>
    </style:style>
    <style:style style:name="T12" style:family="text">
      <style:text-properties fo:color="#3465a4" style:font-name="Linux Libertine O" fo:font-size="14pt" fo:font-weight="bold" officeooo:rsid="002339d0" style:font-name-asian="Noto Sans CJK SC Regular" style:font-size-asian="14pt" style:font-weight-asian="bold" style:font-name-complex="FreeSans" style:font-size-complex="14pt" style:font-weight-complex="bold"/>
    </style:style>
    <style:style style:name="T13" style:family="text">
      <style:text-properties fo:color="#3465a4" style:font-name="Linux Libertine O" fo:font-size="14pt" fo:font-weight="bold" officeooo:rsid="0024d0ba" style:font-name-asian="Noto Sans CJK SC Regular" style:font-size-asian="14pt" style:font-weight-asian="bold" style:font-name-complex="FreeSans" style:font-size-complex="14pt" style:font-weight-complex="bold"/>
    </style:style>
    <style:style style:name="T14" style:family="text">
      <style:text-properties officeooo:rsid="0024d0ba"/>
    </style:style>
    <style:style style:name="T15" style:family="text">
      <style:text-properties officeooo:rsid="00268797"/>
    </style:style>
    <style:style style:name="T16" style:family="text">
      <style:text-properties officeooo:rsid="0027af4e"/>
    </style:style>
    <style:style style:name="T17" style:family="text">
      <style:text-properties officeooo:rsid="0028466d"/>
    </style:style>
    <style:style style:name="T18" style:family="text">
      <style:text-properties officeooo:rsid="0029327b"/>
    </style:style>
    <style:style style:name="T19" style:family="text">
      <style:text-properties officeooo:rsid="0029ed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Pork &amp; ginger meatballs soup</text:h>
      <text:p text:style-name="Heading"><text:span text:style-name="T11">For the </text:span><text:span text:style-name="T12">meatballs (8 portions; 30min/</text:span><text:span text:style-name="T13">the day before</text:span><text:span text:style-name="T12">)</text:span></text:p>
      <text:p text:style-name="P2">4 freezeable standard takeaway containers or equivalent</text:p>
      <text:p text:style-name="P2"/>
      <text:p text:style-name="P14">500g lean pork mince (5% fat)</text:p>
      <text:p text:style-name="P14"/>
      <text:p text:style-name="P2">Note: following amounts are a guide &amp; can be altered to taste.</text:p>
      <text:p text:style-name="P2">3-4 cloves garlic</text:p>
      <text:p text:style-name="P2">1 thumb of ginger</text:p>
      <text:p text:style-name="P2">1-2 tbsp dark soy sauce</text:p>
      <text:p text:style-name="P2">2 tbsp sesame oil</text:p>
      <text:p text:style-name="P2">some salt</text:p>
      <text:p text:style-name="P2"/>
      <text:p text:style-name="P8"><text:span text:style-name="T6">Peel &amp; c</text:span><text:span text:style-name="T1">hop the garlic &amp; ginger as finely as possible (or use a pestle &amp; mortar to make a paste).</text:span></text:p>
      <text:p text:style-name="P2"/>
      <text:p text:style-name="P2">Break the pork into a bowl and add salt to taste. Add all the other ingredients and mix together thoroughly – it’s easiest to knead with your hands.</text:p>
      <text:p text:style-name="P2"/>
      <text:p text:style-name="P2">Divide the pork mixture <text:span text:style-name="T14">evenly</text:span> into 4 <text:span text:style-name="T14">(i.e. 2</text:span> portions <text:span text:style-name="T14">each)</text:span> – if weighing it typically comes to around 130-135g.</text:p>
      <text:p text:style-name="P2"/>
      <text:p text:style-name="P9"><text:span text:style-name="T3">Divide and shape each </text:span><text:span text:style-name="T4">quarter</text:span><text:span text:style-name="T3"> into 16 meatballs (easiest to do by roughly halving each portion repeatedly). Place them in a container, preferably in one flat layer (</text:span><text:span text:style-name="T4">it’s </text:span><text:span text:style-name="T3">ok if they touch) – this makes it easier to break them apart if they freeze together.</text:span></text:p>
      <text:p text:style-name="P2"/>
      <text:p text:style-name="P10"><text:span text:style-name="T3">R</text:span><text:span text:style-name="T1">epeat for the other portions. Marinade overnight in the fridge, and then cook or freeze.</text:span></text:p>
      <text:p text:style-name="P1"/>
      <text:p text:style-name="Heading"><text:span text:style-name="T11">For the </text:span><text:span text:style-name="T13">soup (2 portions; about 15min)</text:span></text:p>
      <text:p text:style-name="P15">1 stock pot</text:p>
      <text:p text:style-name="P3">16 meatballs (cook straight from frozen)</text:p>
      <text:p text:style-name="P17"><text:span text:style-name="T4">~250g spinach (fresh or frozen whole-leaf), </text:span><text:span text:style-name="T8">kale, chinese leaf (in large chunks), or beansprouts</text:span></text:p>
      <text:p text:style-name="P3">2 medium eggs</text:p>
      <text:p text:style-name="P7">1 tbsp <text:span text:style-name="T19">dried </text:span>goji berries/wolf berries</text:p>
      <text:p text:style-name="P3"/>
      <text:p text:style-name="P3"><text:span text:style-name="T17">2</text:span> portions noodles (e.g. <text:span text:style-name="T17">150g </text:span>dried egg or wholewheat noodles, or <text:span text:style-name="T17">1 pack </text:span>fresh rice sticks)</text:p>
      <text:p text:style-name="P3">or 2 cups rice (pre-cooked)</text:p>
      <text:p text:style-name="P16"/>
      <text:p text:style-name="P11"><text:span text:style-name="T2">B</text:span><text:span text:style-name="T4">oil kettle. Separate the </text:span><text:span text:style-name="T6">frozen</text:span><text:span text:style-name="T4"> meatballs and place in pan with stock pot. Add about 800ml boiling water. </text:span><text:span text:style-name="T5">If using frozen spinach, kale, </text:span><text:span text:style-name="T8">or chinese leaf</text:span><text:span text:style-name="T5">, add </text:span><text:span text:style-name="T6">it</text:span><text:span text:style-name="T5"> now.</text:span></text:p>
      <text:p text:style-name="P4"><text:span text:style-name="T15">C</text:span>ook on high heat for <text:span text:style-name="T15">about </text:span>7 minutes, stirring occasionally.</text:p>
      <text:p text:style-name="P4"/>
      <text:p text:style-name="P5">Add noodles if using them, cook for a further 4 minutes.</text:p>
      <text:p text:style-name="P5"/>
      <text:p text:style-name="P12"><text:span text:style-name="T5">Turn the heat down. Crack the eggs into the soup and stir (I prefer to break the yolk). </text:span><text:span text:style-name="T6">Turn the heat up again for about 30 sec until the egg is </text:span><text:span text:style-name="T5">cooked (turned into </text:span><text:span text:style-name="T7">fine</text:span><text:span text:style-name="T5"> white pieces).</text:span></text:p>
      <text:p text:style-name="P6"/>
      <text:p text:style-name="P11"><text:span text:style-name="T6">Last of all, i</text:span><text:span text:style-name="T5">f using fresh spinach </text:span><text:span text:style-name="T9">or beansprouts</text:span><text:span text:style-name="T5">, </text:span><text:span text:style-name="T6">turn the heat back down and </text:span><text:span text:style-name="T5">add </text:span><text:span text:style-name="T10">them</text:span><text:span text:style-name="T6"> </text:span><text:span text:style-name="T9">quickly</text:span><text:span text:style-name="T5"> – push/stir large batches of into the soup. </text:span><text:span text:style-name="T6">As soon as it’s all in, turn the heat off.</text:span></text:p>
      <text:p text:style-name="P5"/>
      <text:p text:style-name="P7">Dish up and top with the red berries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8-16T23:52:39.833327371</dc:date>
    <meta:editing-duration>PT44M15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72" meta:character-count="2052" meta:non-whitespace-character-count="1705"/>
  </office:meta>
</office:document-meta>
</file>